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7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6" style:family="table-cell" style:parent-style-name="Default">
      <style:table-cell-properties fo:background-color="#000000" style:text-align-source="fix" style:repeat-content="false" fo:border="1.5pt solid #000000" style:vertical-align="middle"/>
      <style:paragraph-properties fo:text-align="center"/>
      <style:text-properties fo:color="#eeeeee" style:font-name="Consolas" fo:font-weight="bold" style:font-weight-asian="bold" style:font-weight-complex="bold"/>
    </style:style>
    <style:style style:name="ce7" style:family="table-cell" style:parent-style-name="Default">
      <style:table-cell-properties fo:border-bottom="0.51pt solid #000000" fo:border-left="1.5pt solid #000000" fo:border-right="0.51pt solid #000000" fo:border-top="1.5pt solid #000000" style:vertical-align="middle"/>
      <style:text-properties style:font-name="Consolas"/>
    </style:style>
    <style:style style:name="ce8" style:family="table-cell" style:parent-style-name="Default">
      <style:table-cell-properties fo:border-bottom="0.51pt solid #000000" fo:border-left="1.5pt solid #000000" fo:border-right="0.51pt solid #000000" fo:border-top="0.51pt solid #000000" style:vertical-align="middle"/>
      <style:text-properties style:font-name="Consolas"/>
    </style:style>
    <style:style style:name="ce10" style:family="table-cell" style:parent-style-name="Default">
      <style:table-cell-properties fo:border-bottom="1.5pt solid #000000" fo:border-left="1.5pt solid #000000" fo:border-right="0.51pt solid #000000" fo:border-top="0.51pt solid #000000" style:vertical-align="middle"/>
      <style:text-properties style:font-name="Consolas"/>
    </style:style>
    <style:style style:name="ce11" style:family="table-cell" style:parent-style-name="Default">
      <style:table-cell-properties style:vertical-align="middle"/>
      <style:text-properties style:font-name="Consolas"/>
    </style:style>
    <style:style style:name="ce12" style:family="table-cell" style:parent-style-name="Default" style:data-style-name="N3">
      <style:table-cell-properties fo:border-bottom="0.51pt solid #000000" fo:border-left="0.51pt solid #000000" fo:border-right="0.51pt solid #000000" fo:border-top="1.5pt solid #000000" style:vertical-align="middle"/>
      <style:text-properties style:font-name="Consolas"/>
    </style:style>
    <style:style style:name="ce13" style:family="table-cell" style:parent-style-name="Default" style:data-style-name="N3">
      <style:table-cell-properties fo:border="0.51pt solid #000000" style:vertical-align="middle"/>
      <style:text-properties style:font-name="Consolas"/>
    </style:style>
    <style:style style:name="ce14" style:family="table-cell" style:parent-style-name="Default" style:data-style-name="N3">
      <style:table-cell-properties fo:border-bottom="1.5pt solid #000000" fo:border-left="0.51pt solid #000000" fo:border-right="0.51pt solid #000000" fo:border-top="0.51pt solid #000000" style:vertical-align="middle"/>
      <style:text-properties style:font-name="Consolas"/>
    </style:style>
    <style:style style:name="ce1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1.5pt solid #000000" style:vertical-align="middle"/>
      <style:paragraph-properties fo:text-align="end" fo:margin-left="0mm"/>
      <style:text-properties style:font-name="Consolas"/>
    </style:style>
    <style:style style:name="ce16" style:family="table-cell" style:parent-style-name="Default">
      <style:table-cell-properties style:text-align-source="fix" style:repeat-content="false" fo:border="0.51pt solid #000000" style:vertical-align="middle"/>
      <style:paragraph-properties fo:text-align="end" fo:margin-left="0mm"/>
      <style:text-properties style:font-name="Consolas"/>
    </style:style>
    <style:style style:name="ce17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0.51pt solid #000000" style:vertical-align="middle"/>
      <style:paragraph-properties fo:text-align="end" fo:margin-left="0mm"/>
      <style:text-properties style:font-name="Consolas"/>
    </style:style>
    <style:style style:name="ce18" style:family="table-cell" style:parent-style-name="Default">
      <style:table-cell-properties fo:border-bottom="0.51pt solid #000000" fo:wrap-option="wrap" fo:border-left="0.51pt solid #000000" fo:border-right="1.5pt solid #000000" fo:border-top="1.5pt solid #000000" style:vertical-align="middle"/>
      <style:text-properties style:font-name="Consolas"/>
    </style:style>
    <style:style style:name="ce19" style:family="table-cell" style:parent-style-name="Default">
      <style:table-cell-properties fo:border-bottom="0.51pt solid #000000" fo:border-left="0.51pt solid #000000" fo:border-right="1.5pt solid #000000" fo:border-top="0.51pt solid #000000" style:vertical-align="middle"/>
      <style:text-properties style:font-name="Consolas"/>
    </style:style>
    <style:style style:name="ce20" style:family="table-cell" style:parent-style-name="Default">
      <style:table-cell-properties fo:border-bottom="1.5pt solid #000000" fo:border-left="0.51pt solid #000000" fo:border-right="1.5pt solid #000000" fo:border-top="0.51pt solid #000000" style:vertical-align="middle"/>
      <style:text-properties style:font-name="Consolas"/>
    </style:style>
    <style:style style:name="ce21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1.5pt solid #000000" style:vertical-align="middle"/>
      <style:paragraph-properties fo:text-align="center" fo:margin-left="0mm"/>
      <style:text-properties style:font-name="Consolas"/>
    </style:style>
    <style:style style:name="ce22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mm"/>
      <style:text-properties style:font-name="Consolas"/>
    </style:style>
    <style:style style:name="ce23" style:family="table-cell" style:parent-style-name="Default">
      <style:table-cell-properties fo:border-bottom="1.5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mm"/>
      <style:text-properties style:font-name="Consolas"/>
    </style:style>
    <style:style style:name="ce24" style:family="table-cell" style:parent-style-name="Default">
      <style:table-cell-properties fo:border-bottom="0.51pt solid #000000" fo:border-left="0.51pt solid #000000" fo:border-right="1.5pt solid #000000" fo:border-top="1.5pt solid #000000" style:vertical-align="middle"/>
      <style:text-properties style:font-name="Consolas"/>
    </style:style>
    <style:style style:name="ce25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1.5pt solid #000000" style:vertical-align="middle"/>
      <style:paragraph-properties fo:text-align="end" fo:margin-left="0mm"/>
      <style:text-properties style:font-name="Consolas"/>
    </style:style>
    <style:style style:name="ce26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end" fo:margin-left="0mm"/>
      <style:text-properties style:font-name="Consolas"/>
    </style:style>
    <style:style style:name="ce27" style:family="table-cell" style:parent-style-name="Default">
      <style:table-cell-properties fo:border-bottom="1.5pt solid #000000" style:text-align-source="fix" style:repeat-content="false" fo:wrap-option="wrap" fo:border-left="0.51pt solid #000000" fo:border-right="0.51pt solid #000000" fo:border-top="0.51pt solid #000000" style:vertical-align="middle"/>
      <style:paragraph-properties fo:text-align="end" fo:margin-left="0mm"/>
      <style:text-properties style:font-name="Consolas"/>
    </style:style>
    <style:style style:name="ce28" style:family="table-cell" style:parent-style-name="Default">
      <style:table-cell-properties fo:background-color="#000000" style:text-align-source="fix" style:repeat-content="false" fo:border="1.5pt solid #000000" style:vertical-align="middle"/>
      <style:paragraph-properties fo:text-align="center" fo:margin-left="0mm"/>
      <style:text-properties fo:color="#ffffff" style:font-name="Consolas"/>
    </style:style>
    <style:style style:name="ce29" style:family="table-cell" style:parent-style-name="Default">
      <style:table-cell-properties fo:background-color="#000000" style:vertical-align="middle"/>
      <style:text-properties fo:color="#ffffff" style:font-name="Consolas"/>
    </style:style>
    <style:style style:name="ce30" style:family="table-cell" style:parent-style-name="Default">
      <style:table-cell-properties fo:border-bottom="0.51pt solid #000000" style:text-align-source="fix" style:repeat-content="false" fo:border-left="0.51pt solid #000000" fo:padding="1.01mm" fo:border-right="1.5pt solid #000000" fo:border-top="1.5pt solid #000000" style:vertical-align="middle"/>
      <style:paragraph-properties fo:text-align="end" fo:margin-left="0mm"/>
      <style:text-properties style:font-name="Consolas"/>
    </style:style>
    <style:style style:name="ce31" style:family="table-cell" style:parent-style-name="Default">
      <style:table-cell-properties fo:border-bottom="0.51pt solid #000000" style:text-align-source="fix" style:repeat-content="false" fo:border-left="0.51pt solid #000000" fo:padding="1.01mm" fo:border-right="1.5pt solid #000000" fo:border-top="0.51pt solid #000000" style:vertical-align="middle"/>
      <style:paragraph-properties fo:text-align="end" fo:margin-left="0mm"/>
      <style:text-properties style:font-name="Consolas"/>
    </style:style>
    <style:style style:name="ce32" style:family="table-cell" style:parent-style-name="Default">
      <style:table-cell-properties fo:border-bottom="1.5pt solid #000000" style:text-align-source="fix" style:repeat-content="false" fo:border-left="0.51pt solid #000000" fo:padding="1.01mm" fo:border-right="1.5pt solid #000000" fo:border-top="0.51pt solid #000000" style:vertical-align="middle"/>
      <style:paragraph-properties fo:text-align="end" fo:margin-left="0mm"/>
      <style:text-properties style:font-name="Consolas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onsolas"/>
    </style:style>
    <style:style style:name="ce34" style:family="table-cell" style:parent-style-name="Default" style:data-style-name="N131">
      <style:table-cell-properties fo:border-bottom="0.51pt solid #000000" fo:wrap-option="wrap" fo:border-left="0.51pt solid #000000" fo:border-right="1.5pt solid #000000" fo:border-top="1.5pt solid #000000" style:vertical-align="middle"/>
      <style:text-properties style:font-name="Consolas"/>
    </style:style>
    <style:style style:name="ce35" style:family="table-cell" style:parent-style-name="Default" style:data-style-name="N131">
      <style:table-cell-properties fo:border-bottom="0.51pt solid #000000" fo:wrap-option="wrap" fo:border-left="0.51pt solid #000000" fo:border-right="1.5pt solid #000000" fo:border-top="0.51pt solid #000000" style:vertical-align="middle"/>
      <style:text-properties style:font-name="Consolas"/>
    </style:style>
    <style:style style:name="ce36" style:family="table-cell" style:parent-style-name="Default" style:data-style-name="N131">
      <style:table-cell-properties fo:border-bottom="0.51pt solid #000000" fo:border-left="0.51pt solid #000000" fo:border-right="1.5pt solid #000000" fo:border-top="0.51pt solid #000000" style:vertical-align="middle"/>
      <style:text-properties style:font-name="Consolas"/>
    </style:style>
    <style:style style:name="ce37" style:family="table-cell" style:parent-style-name="Default" style:data-style-name="N131">
      <style:table-cell-properties fo:border-bottom="1.5pt solid #000000" fo:border-left="0.51pt solid #000000" fo:border-right="1.5pt solid #000000" fo:border-top="0.51pt solid #000000" style:vertical-align="middle"/>
      <style:text-properties style:font-name="Consolas"/>
    </style:style>
    <style:style style:name="ce38" style:family="table-cell" style:parent-style-name="Default">
      <style:table-cell-properties style:vertical-align="middle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/>
    </style:style>
  </office:automatic-styles>
  <office:body>
    <office:spreadsheet>
      <table:table table:name="Questions" table:style-name="ta1" table:print="false">
        <table:table-column table:style-name="co1" table:default-cell-style-name="ce8"/>
        <table:table-column table:style-name="co2" table:number-columns-repeated="2" table:default-cell-style-name="ce13"/>
        <table:table-column table:style-name="co2" table:default-cell-style-name="ce22"/>
        <table:table-column table:style-name="co1" table:default-cell-style-name="ce8"/>
        <table:table-column table:style-name="co2" table:number-columns-repeated="2" table:default-cell-style-name="ce13"/>
        <table:table-column table:style-name="co2" table:default-cell-style-name="ce22"/>
        <table:table-row table:style-name="ro1">
          <table:table-cell table:style-name="ce6" office:value-type="string" calcext:value-type="string" table:number-columns-spanned="8" table:number-rows-spanned="1">
            <text:p>Standard to Scientific</text:p>
          </table:table-cell>
          <table:covered-table-cell table:number-columns-repeated="7" table:style-name="ce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table:formula="of:=RANDBETWEEN(1;1000)*10^RANDBETWEEN(1;15)" office:value-type="float" office:value="37600000000" calcext:value-type="float" table:number-columns-spanned="2" table:number-rows-spanned="1">
            <text:p>37,600,000,000</text:p>
          </table:table-cell>
          <table:covered-table-cell table:style-name="ce12"/>
          <table:table-cell table:style-name="ce21" office:value-type="string" calcext:value-type="string">
            <text:p><text:span text:style-name="T1">  </text:span><text:span text:style-name="T2">⨉</text:span>10^</text:p>
          </table:table-cell>
          <table:table-cell table:style-name="ce7" office:value-type="float" office:value="21" calcext:value-type="float">
            <text:p>21</text:p>
          </table:table-cell>
          <table:table-cell table:style-name="ce12" table:formula="of:=RANDBETWEEN(1;1000)*10^RANDBETWEEN(1;15)" office:value-type="float" office:value="1960000" calcext:value-type="float" table:number-columns-spanned="2" table:number-rows-spanned="1">
            <text:p>1,960,000</text:p>
          </table:table-cell>
          <table:covered-table-cell table:style-name="ce12"/>
          <table:table-cell table:style-name="ce21"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1;1000)*10^RANDBETWEEN(1;15)" office:value-type="float" office:value="3830000000" calcext:value-type="float" table:number-columns-spanned="2" table:number-rows-spanned="1">
            <text:p>3,83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22" calcext:value-type="float">
            <text:p>22</text:p>
          </table:table-cell>
          <table:table-cell table:formula="of:=RANDBETWEEN(1;1000)*10^RANDBETWEEN(1;15)" office:value-type="float" office:value="7530000" calcext:value-type="float" table:number-columns-spanned="2" table:number-rows-spanned="1">
            <text:p>7,53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1;1000)*10^RANDBETWEEN(1;15)" office:value-type="float" office:value="1840000" calcext:value-type="float" table:number-columns-spanned="2" table:number-rows-spanned="1">
            <text:p>1,84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23" calcext:value-type="float">
            <text:p>23</text:p>
          </table:table-cell>
          <table:table-cell table:formula="of:=RANDBETWEEN(1;1000)*10^RANDBETWEEN(1;15)" office:value-type="float" office:value="2390000000" calcext:value-type="float" table:number-columns-spanned="2" table:number-rows-spanned="1">
            <text:p>2,39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1;1000)*10^RANDBETWEEN(1;15)" office:value-type="float" office:value="53000000000" calcext:value-type="float" table:number-columns-spanned="2" table:number-rows-spanned="1">
            <text:p>53,00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24" calcext:value-type="float">
            <text:p>24</text:p>
          </table:table-cell>
          <table:table-cell table:formula="of:=RANDBETWEEN(1;1000)*10^RANDBETWEEN(1;15)" office:value-type="float" office:value="2910000" calcext:value-type="float" table:number-columns-spanned="2" table:number-rows-spanned="1">
            <text:p>2,91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1;1000)*10^RANDBETWEEN(1;15)" office:value-type="float" office:value="4360000000000000" calcext:value-type="float" table:number-columns-spanned="2" table:number-rows-spanned="1">
            <text:p>4,360,000,00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25" calcext:value-type="float">
            <text:p>25</text:p>
          </table:table-cell>
          <table:table-cell table:formula="of:=RANDBETWEEN(1;1000)*10^RANDBETWEEN(1;15)" office:value-type="float" office:value="5940000000" calcext:value-type="float" table:number-columns-spanned="2" table:number-rows-spanned="1">
            <text:p>5,94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1;1000)*10^RANDBETWEEN(1;15)" office:value-type="float" office:value="8710000000000000" calcext:value-type="float" table:number-columns-spanned="2" table:number-rows-spanned="1">
            <text:p>8,710,000,00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26" calcext:value-type="float">
            <text:p>26</text:p>
          </table:table-cell>
          <table:table-cell table:formula="of:=RANDBETWEEN(1;1000)*10^RANDBETWEEN(1;15)" office:value-type="float" office:value="1940" calcext:value-type="float" table:number-columns-spanned="2" table:number-rows-spanned="1">
            <text:p>1,94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1;1000)*10^RANDBETWEEN(1;15)" office:value-type="float" office:value="44000" calcext:value-type="float" table:number-columns-spanned="2" table:number-rows-spanned="1">
            <text:p>44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27" calcext:value-type="float">
            <text:p>27</text:p>
          </table:table-cell>
          <table:table-cell table:formula="of:=RANDBETWEEN(1;1000)*10^RANDBETWEEN(1;15)" office:value-type="float" office:value="136000" calcext:value-type="float" table:number-columns-spanned="2" table:number-rows-spanned="1">
            <text:p>136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1;1000)*10^RANDBETWEEN(1;15)" office:value-type="float" office:value="58000000" calcext:value-type="float" table:number-columns-spanned="2" table:number-rows-spanned="1">
            <text:p>58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28" calcext:value-type="float">
            <text:p>28</text:p>
          </table:table-cell>
          <table:table-cell table:formula="of:=RANDBETWEEN(1;1000)*10^RANDBETWEEN(1;15)" office:value-type="float" office:value="105000000" calcext:value-type="float" table:number-columns-spanned="2" table:number-rows-spanned="1">
            <text:p>105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1;1000)*10^RANDBETWEEN(1;15)" office:value-type="float" office:value="542000000000000" calcext:value-type="float" table:number-columns-spanned="2" table:number-rows-spanned="1">
            <text:p>542,000,00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29" calcext:value-type="float">
            <text:p>29</text:p>
          </table:table-cell>
          <table:table-cell table:formula="of:=RANDBETWEEN(1;1000)*10^RANDBETWEEN(1;15)" office:value-type="float" office:value="8.96E+017" calcext:value-type="float" table:number-columns-spanned="2" table:number-rows-spanned="1">
            <text:p>896,000,000,00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1;1000)*10^RANDBETWEEN(1;15)" office:value-type="float" office:value="67100000" calcext:value-type="float" table:number-columns-spanned="2" table:number-rows-spanned="1">
            <text:p>67,1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30" calcext:value-type="float">
            <text:p>30</text:p>
          </table:table-cell>
          <table:table-cell table:formula="of:=RANDBETWEEN(1;1000)*10^RANDBETWEEN(1;15)" office:value-type="float" office:value="678000000000" calcext:value-type="float" table:number-columns-spanned="2" table:number-rows-spanned="1">
            <text:p>678,00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1;1000)*10^RANDBETWEEN(1;15)" office:value-type="float" office:value="3570000000" calcext:value-type="float" table:number-columns-spanned="2" table:number-rows-spanned="1">
            <text:p>3,57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31" calcext:value-type="float">
            <text:p>31</text:p>
          </table:table-cell>
          <table:table-cell table:formula="of:=RANDBETWEEN(1;1000)*10^RANDBETWEEN(1;15)" office:value-type="float" office:value="631000000000" calcext:value-type="float" table:number-columns-spanned="2" table:number-rows-spanned="1">
            <text:p>631,00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1;1000)*10^RANDBETWEEN(1;15)" office:value-type="float" office:value="4120000000000000" calcext:value-type="float" table:number-columns-spanned="2" table:number-rows-spanned="1">
            <text:p>4,120,000,00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32" calcext:value-type="float">
            <text:p>32</text:p>
          </table:table-cell>
          <table:table-cell table:formula="of:=RANDBETWEEN(1;1000)*10^RANDBETWEEN(1;15)" office:value-type="float" office:value="418000000" calcext:value-type="float" table:number-columns-spanned="2" table:number-rows-spanned="1">
            <text:p>418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1;1000)*10^RANDBETWEEN(1;15)" office:value-type="float" office:value="950000000000" calcext:value-type="float" table:number-columns-spanned="2" table:number-rows-spanned="1">
            <text:p>950,00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33" calcext:value-type="float">
            <text:p>33</text:p>
          </table:table-cell>
          <table:table-cell table:formula="of:=RANDBETWEEN(1;1000)*10^RANDBETWEEN(1;15)" office:value-type="float" office:value="98700000000" calcext:value-type="float" table:number-columns-spanned="2" table:number-rows-spanned="1">
            <text:p>98,70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1;1000)*10^RANDBETWEEN(1;15)" office:value-type="float" office:value="1670000" calcext:value-type="float" table:number-columns-spanned="2" table:number-rows-spanned="1">
            <text:p>1,67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34" calcext:value-type="float">
            <text:p>34</text:p>
          </table:table-cell>
          <table:table-cell table:formula="of:=RANDBETWEEN(1;1000)*10^RANDBETWEEN(1;15)" office:value-type="float" office:value="8.67E+016" calcext:value-type="float" table:number-columns-spanned="2" table:number-rows-spanned="1">
            <text:p>86,700,000,00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1;1000)*10^RANDBETWEEN(1;15)" office:value-type="float" office:value="34600" calcext:value-type="float" table:number-columns-spanned="2" table:number-rows-spanned="1">
            <text:p>34,6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35" calcext:value-type="float">
            <text:p>35</text:p>
          </table:table-cell>
          <table:table-cell table:formula="of:=RANDBETWEEN(1;1000)*10^RANDBETWEEN(1;15)" office:value-type="float" office:value="9900000000000" calcext:value-type="float" table:number-columns-spanned="2" table:number-rows-spanned="1">
            <text:p>9,900,00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1;1000)*10^RANDBETWEEN(1;15)" office:value-type="float" office:value="46300000000" calcext:value-type="float" table:number-columns-spanned="2" table:number-rows-spanned="1">
            <text:p>46,30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36" calcext:value-type="float">
            <text:p>36</text:p>
          </table:table-cell>
          <table:table-cell table:formula="of:=RANDBETWEEN(1;1000)*10^RANDBETWEEN(1;15)" office:value-type="float" office:value="80000000" calcext:value-type="float" table:number-columns-spanned="2" table:number-rows-spanned="1">
            <text:p>8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1;1000)*10^RANDBETWEEN(1;15)" office:value-type="float" office:value="6660000" calcext:value-type="float" table:number-columns-spanned="2" table:number-rows-spanned="1">
            <text:p>6,66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37" calcext:value-type="float">
            <text:p>37</text:p>
          </table:table-cell>
          <table:table-cell table:formula="of:=RANDBETWEEN(1;1000)*10^RANDBETWEEN(1;15)" office:value-type="float" office:value="8810" calcext:value-type="float" table:number-columns-spanned="2" table:number-rows-spanned="1">
            <text:p>8,81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1;1000)*10^RANDBETWEEN(1;15)" office:value-type="float" office:value="39700000000000" calcext:value-type="float" table:number-columns-spanned="2" table:number-rows-spanned="1">
            <text:p>39,700,00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38" calcext:value-type="float">
            <text:p>38</text:p>
          </table:table-cell>
          <table:table-cell table:formula="of:=RANDBETWEEN(1;1000)*10^RANDBETWEEN(1;15)" office:value-type="float" office:value="350000000" calcext:value-type="float" table:number-columns-spanned="2" table:number-rows-spanned="1">
            <text:p>350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1;1000)*10^RANDBETWEEN(1;15)" office:value-type="float" office:value="75800000" calcext:value-type="float" table:number-columns-spanned="2" table:number-rows-spanned="1">
            <text:p>75,8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  <table:table-cell office:value-type="float" office:value="39" calcext:value-type="float">
            <text:p>39</text:p>
          </table:table-cell>
          <table:table-cell table:formula="of:=RANDBETWEEN(1;1000)*10^RANDBETWEEN(1;15)" office:value-type="float" office:value="505000000" calcext:value-type="float" table:number-columns-spanned="2" table:number-rows-spanned="1">
            <text:p>505,000,000</text:p>
          </table:table-cell>
          <table:covered-table-cell/>
          <table:table-cell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4" table:formula="of:=RANDBETWEEN(1;1000)*10^RANDBETWEEN(1;15)" office:value-type="float" office:value="4.45E+016" calcext:value-type="float" table:number-columns-spanned="2" table:number-rows-spanned="1">
            <text:p>44,500,000,000,000,000</text:p>
          </table:table-cell>
          <table:covered-table-cell table:style-name="ce14"/>
          <table:table-cell table:style-name="ce23" office:value-type="string" calcext:value-type="string">
            <text:p><text:span text:style-name="T1">  </text:span><text:span text:style-name="T2">⨉</text:span>10^</text:p>
          </table:table-cell>
          <table:table-cell table:style-name="ce10" office:value-type="float" office:value="40" calcext:value-type="float">
            <text:p>40</text:p>
          </table:table-cell>
          <table:table-cell table:style-name="ce14" table:formula="of:=RANDBETWEEN(1;1000)*10^RANDBETWEEN(1;15)" office:value-type="float" office:value="260000000000000" calcext:value-type="float" table:number-columns-spanned="2" table:number-rows-spanned="1">
            <text:p>260,000,000,000,000</text:p>
          </table:table-cell>
          <table:covered-table-cell table:style-name="ce14"/>
          <table:table-cell table:style-name="ce23" office:value-type="string" calcext:value-type="string">
            <text:p><text:span text:style-name="T1">  </text:span><text:span text:style-name="T2">⨉</text:span>10^</text:p>
          </table:table-cell>
        </table:table-row>
        <table:table-row table:style-name="ro1">
          <table:table-cell table:style-name="ce6" office:value-type="string" calcext:value-type="string" table:number-columns-spanned="8" table:number-rows-spanned="1">
            <text:p>Scientific to Standard</text:p>
          </table:table-cell>
          <table:covered-table-cell table:number-columns-repeated="7" table:style-name="ce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table:formula="of:=CONCATENATE(RANDBETWEEN(1;10);&quot;⨉10^&quot;;RANDBETWEEN(1;15))" office:value-type="string" office:string-value="1⨉10^13" calcext:value-type="string">
            <text:p>1⨉10^13</text:p>
          </table:table-cell>
          <table:table-cell table:style-name="ce18" table:number-columns-spanned="2" table:number-rows-spanned="1"/>
          <table:covered-table-cell table:style-name="ce24"/>
          <table:table-cell table:style-name="ce7" office:value-type="float" office:value="21" calcext:value-type="float">
            <text:p>21</text:p>
          </table:table-cell>
          <table:table-cell table:style-name="ce25" table:formula="of:=CONCATENATE(&#10;    RANDBETWEEN(1;9);&#10;    &quot;.&quot;;&#10;    RANDBETWEEN(0;9);&#10;    RANDBETWEEN(0;9);&#10;    &quot;⨉10^&quot;;&#10;    RANDBETWEEN(1;15)&#10;)" office:value-type="string" office:string-value="8.36⨉10^13" calcext:value-type="string">
            <text:p>8.36⨉10^13</text:p>
          </table:table-cell>
          <table:table-cell table:style-name="ce24" table:number-columns-spanned="2" table:number-rows-spanned="1"/>
          <table:covered-table-cell table:style-name="ce2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table:formula="of:=CONCATENATE(RANDBETWEEN(1;10);&quot;⨉10^&quot;;RANDBETWEEN(1;15))" office:value-type="string" office:string-value="4⨉10^10" calcext:value-type="string">
            <text:p>4⨉10^10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22" calcext:value-type="float">
            <text:p>22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5.46⨉10^12" calcext:value-type="string">
            <text:p>5.46⨉10^12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table:formula="of:=CONCATENATE(RANDBETWEEN(1;10);&quot;⨉10^&quot;;RANDBETWEEN(1;15))" office:value-type="string" office:string-value="4⨉10^13" calcext:value-type="string">
            <text:p>4⨉10^13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23" calcext:value-type="float">
            <text:p>23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2.39⨉10^3" calcext:value-type="string">
            <text:p>2.39⨉10^3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table:formula="of:=CONCATENATE(RANDBETWEEN(1;10);&quot;⨉10^&quot;;RANDBETWEEN(1;15))" office:value-type="string" office:string-value="1⨉10^2" calcext:value-type="string">
            <text:p>1⨉10^2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24" calcext:value-type="float">
            <text:p>24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2.08⨉10^13" calcext:value-type="string">
            <text:p>2.08⨉10^13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table:formula="of:=CONCATENATE(RANDBETWEEN(1;10);&quot;⨉10^&quot;;RANDBETWEEN(1;15))" office:value-type="string" office:string-value="9⨉10^6" calcext:value-type="string">
            <text:p>9⨉10^6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25" calcext:value-type="float">
            <text:p>25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8.13⨉10^6" calcext:value-type="string">
            <text:p>8.13⨉10^6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table:formula="of:=CONCATENATE(RANDBETWEEN(1;10);&quot;⨉10^&quot;;RANDBETWEEN(1;15))" office:value-type="string" office:string-value="4⨉10^3" calcext:value-type="string">
            <text:p>4⨉10^3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26" calcext:value-type="float">
            <text:p>26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4.90⨉10^4" calcext:value-type="string">
            <text:p>4.90⨉10^4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6" table:formula="of:=CONCATENATE(RANDBETWEEN(1;10);&quot;⨉10^&quot;;RANDBETWEEN(1;15))" office:value-type="string" office:string-value="6⨉10^2" calcext:value-type="string">
            <text:p>6⨉10^2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27" calcext:value-type="float">
            <text:p>27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6.22⨉10^12" calcext:value-type="string">
            <text:p>6.22⨉10^12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table:formula="of:=CONCATENATE(RANDBETWEEN(1;10);&quot;⨉10^&quot;;RANDBETWEEN(1;15))" office:value-type="string" office:string-value="1⨉10^3" calcext:value-type="string">
            <text:p>1⨉10^3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28" calcext:value-type="float">
            <text:p>28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3.22⨉10^7" calcext:value-type="string">
            <text:p>3.22⨉10^7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table:formula="of:=CONCATENATE(RANDBETWEEN(1;10);&quot;⨉10^&quot;;RANDBETWEEN(1;15))" office:value-type="string" office:string-value="8⨉10^6" calcext:value-type="string">
            <text:p>8⨉10^6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29" calcext:value-type="float">
            <text:p>29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9.51⨉10^14" calcext:value-type="string">
            <text:p>9.51⨉10^14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4.4⨉10^7" calcext:value-type="string">
            <text:p>4.4⨉10^7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30" calcext:value-type="float">
            <text:p>30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7.56⨉10^11" calcext:value-type="string">
            <text:p>7.56⨉10^11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6.3⨉10^12" calcext:value-type="string">
            <text:p>6.3⨉10^12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31" calcext:value-type="float">
            <text:p>31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9.735⨉10^12" calcext:value-type="string">
            <text:p>9.735⨉10^12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1.3⨉10^13" calcext:value-type="string">
            <text:p>1.3⨉10^13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32" calcext:value-type="float">
            <text:p>32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6.336⨉10^10" calcext:value-type="string">
            <text:p>6.336⨉10^10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5.0⨉10^2" calcext:value-type="string">
            <text:p>5.0⨉10^2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33" calcext:value-type="float">
            <text:p>33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6.576⨉10^4" calcext:value-type="string">
            <text:p>6.576⨉10^4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6.9⨉10^1" calcext:value-type="string">
            <text:p>6.9⨉10^1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34" calcext:value-type="float">
            <text:p>34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9.408⨉10^3" calcext:value-type="string">
            <text:p>9.408⨉10^3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4.3⨉10^6" calcext:value-type="string">
            <text:p>4.3⨉10^6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35" calcext:value-type="float">
            <text:p>35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5.144⨉10^11" calcext:value-type="string">
            <text:p>5.144⨉10^11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1.4⨉10^10" calcext:value-type="string">
            <text:p>1.4⨉10^10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36" calcext:value-type="float">
            <text:p>36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1.633⨉10^13" calcext:value-type="string">
            <text:p>1.633⨉10^13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7.0⨉10^3" calcext:value-type="string">
            <text:p>7.0⨉10^3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37" calcext:value-type="float">
            <text:p>37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8.419⨉10^14" calcext:value-type="string">
            <text:p>8.419⨉10^14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8.4⨉10^10" calcext:value-type="string">
            <text:p>8.4⨉10^10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38" calcext:value-type="float">
            <text:p>38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4.335⨉10^14" calcext:value-type="string">
            <text:p>4.335⨉10^14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6.3⨉10^7" calcext:value-type="string">
            <text:p>6.3⨉10^7</text:p>
          </table:table-cell>
          <table:table-cell table:style-name="ce19" table:number-columns-spanned="2" table:number-rows-spanned="1"/>
          <table:covered-table-cell table:style-name="ce19"/>
          <table:table-cell office:value-type="float" office:value="39" calcext:value-type="float">
            <text:p>39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7.146⨉10^3" calcext:value-type="string">
            <text:p>7.146⨉10^3</text:p>
          </table:table-cell>
          <table:table-cell table:style-name="ce19" table:number-columns-spanned="2" table:number-rows-spanned="1"/>
          <table:covered-table-cell table:style-name="ce19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7" table:formula="of:=CONCATENATE(     RANDBETWEEN(1;9);     &quot;.&quot;;     RANDBETWEEN(0;9);     &quot;⨉10^&quot;;     RANDBETWEEN(1;15) )" office:value-type="string" office:string-value="3.7⨉10^2" calcext:value-type="string">
            <text:p>3.7⨉10^2</text:p>
          </table:table-cell>
          <table:table-cell table:style-name="ce20" table:number-columns-spanned="2" table:number-rows-spanned="1"/>
          <table:covered-table-cell table:style-name="ce20"/>
          <table:table-cell table:style-name="ce10" office:value-type="float" office:value="40" calcext:value-type="float">
            <text:p>40</text:p>
          </table:table-cell>
          <table:table-cell table:style-name="ce27" table:formula="of:=CONCATENATE(&#10;    RANDBETWEEN(1;9);&#10;    &quot;.&quot;;&#10;    RANDBETWEEN(0;9);&#10;    RANDBETWEEN(0;9);&#10;    RANDBETWEEN(0;9);&#10;    &quot;⨉10^&quot;;&#10;    RANDBETWEEN(1;15)&#10;)" office:value-type="string" office:string-value="2.672⨉10^9" calcext:value-type="string">
            <text:p>2.672⨉10^9</text:p>
          </table:table-cell>
          <table:table-cell table:style-name="ce20" table:number-columns-spanned="2" table:number-rows-spanned="1"/>
          <table:covered-table-cell table:style-name="ce20"/>
        </table:table-row>
      </table:table>
      <table:table table:name="Answers" table:style-name="ta1" table:print="false">
        <table:table-column table:style-name="co1" table:default-cell-style-name="ce8"/>
        <table:table-column table:style-name="co4" table:default-cell-style-name="ce31"/>
        <table:table-column table:style-name="co1" table:default-cell-style-name="ce8"/>
        <table:table-column table:style-name="co4" table:default-cell-style-name="ce31"/>
        <table:table-column table:style-name="co3" table:number-columns-repeated="16380" table:default-cell-style-name="ce38"/>
        <table:table-row table:style-name="ro1">
          <table:table-cell table:style-name="ce28" office:value-type="string" calcext:value-type="string" table:number-columns-spanned="4" table:number-rows-spanned="1">
            <text:p>Standard to Scientific</text:p>
          </table:table-cell>
          <table:covered-table-cell table:number-columns-repeated="3" table:style-name="ce29"/>
          <table:table-cell table:number-columns-repeated="1638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30" table:formula="of:=CONCATENATE([Questions.B2]/(10^(FLOOR(LOG([Questions.B2];10);1)));&quot;⨉10^&quot;;FLOOR(LOG([Questions.B2];10);1))" office:value-type="string" office:string-value="3.76⨉10^10" calcext:value-type="string">
            <text:p>3.76⨉10^10</text:p>
          </table:table-cell>
          <table:table-cell table:style-name="ce7" office:value-type="float" office:value="21" calcext:value-type="float">
            <text:p>21</text:p>
          </table:table-cell>
          <table:table-cell table:style-name="ce30" table:formula="of:=CONCATENATE([Questions.F2]/(10^(FLOOR(LOG([Questions.F2];10);1)));&quot;⨉10^&quot;;FLOOR(LOG([Questions.F2];10);1))" office:value-type="string" office:string-value="1.96⨉10^6" calcext:value-type="string">
            <text:p>1.96⨉10^6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[Questions.B3]/(10^(FLOOR(LOG([Questions.B3];10);1)));&quot;⨉10^&quot;;FLOOR(LOG([Questions.B3];10);1))" office:value-type="string" office:string-value="3.83⨉10^9" calcext:value-type="string">
            <text:p>3.83⨉10^9</text:p>
          </table:table-cell>
          <table:table-cell office:value-type="float" office:value="22" calcext:value-type="float">
            <text:p>22</text:p>
          </table:table-cell>
          <table:table-cell table:formula="of:=CONCATENATE([Questions.F3]/(10^(FLOOR(LOG([Questions.F3];10);1)));&quot;⨉10^&quot;;FLOOR(LOG([Questions.F3];10);1))" office:value-type="string" office:string-value="7.53⨉10^6" calcext:value-type="string">
            <text:p>7.53⨉10^6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[Questions.B4]/(10^(FLOOR(LOG([Questions.B4];10);1)));&quot;⨉10^&quot;;FLOOR(LOG([Questions.B4];10);1))" office:value-type="string" office:string-value="1.84⨉10^6" calcext:value-type="string">
            <text:p>1.84⨉10^6</text:p>
          </table:table-cell>
          <table:table-cell office:value-type="float" office:value="23" calcext:value-type="float">
            <text:p>23</text:p>
          </table:table-cell>
          <table:table-cell table:formula="of:=CONCATENATE([Questions.F4]/(10^(FLOOR(LOG([Questions.F4];10);1)));&quot;⨉10^&quot;;FLOOR(LOG([Questions.F4];10);1))" office:value-type="string" office:string-value="2.39⨉10^9" calcext:value-type="string">
            <text:p>2.39⨉10^9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[Questions.B5]/(10^(FLOOR(LOG([Questions.B5];10);1)));&quot;⨉10^&quot;;FLOOR(LOG([Questions.B5];10);1))" office:value-type="string" office:string-value="5.3⨉10^10" calcext:value-type="string">
            <text:p>5.3⨉10^10</text:p>
          </table:table-cell>
          <table:table-cell office:value-type="float" office:value="24" calcext:value-type="float">
            <text:p>24</text:p>
          </table:table-cell>
          <table:table-cell table:formula="of:=CONCATENATE([Questions.F5]/(10^(FLOOR(LOG([Questions.F5];10);1)));&quot;⨉10^&quot;;FLOOR(LOG([Questions.F5];10);1))" office:value-type="string" office:string-value="2.91⨉10^6" calcext:value-type="string">
            <text:p>2.91⨉10^6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[Questions.B6]/(10^(FLOOR(LOG([Questions.B6];10);1)));&quot;⨉10^&quot;;FLOOR(LOG([Questions.B6];10);1))" office:value-type="string" office:string-value="4.36⨉10^15" calcext:value-type="string">
            <text:p>4.36⨉10^15</text:p>
          </table:table-cell>
          <table:table-cell office:value-type="float" office:value="25" calcext:value-type="float">
            <text:p>25</text:p>
          </table:table-cell>
          <table:table-cell table:formula="of:=CONCATENATE([Questions.F6]/(10^(FLOOR(LOG([Questions.F6];10);1)));&quot;⨉10^&quot;;FLOOR(LOG([Questions.F6];10);1))" office:value-type="string" office:string-value="5.94⨉10^9" calcext:value-type="string">
            <text:p>5.94⨉10^9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[Questions.B7]/(10^(FLOOR(LOG([Questions.B7];10);1)));&quot;⨉10^&quot;;FLOOR(LOG([Questions.B7];10);1))" office:value-type="string" office:string-value="8.71⨉10^15" calcext:value-type="string">
            <text:p>8.71⨉10^15</text:p>
          </table:table-cell>
          <table:table-cell office:value-type="float" office:value="26" calcext:value-type="float">
            <text:p>26</text:p>
          </table:table-cell>
          <table:table-cell table:formula="of:=CONCATENATE([Questions.F7]/(10^(FLOOR(LOG([Questions.F7];10);1)));&quot;⨉10^&quot;;FLOOR(LOG([Questions.F7];10);1))" office:value-type="string" office:string-value="1.94⨉10^3" calcext:value-type="string">
            <text:p>1.94⨉10^3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[Questions.B8]/(10^(FLOOR(LOG([Questions.B8];10);1)));&quot;⨉10^&quot;;FLOOR(LOG([Questions.B8];10);1))" office:value-type="string" office:string-value="4.4⨉10^4" calcext:value-type="string">
            <text:p>4.4⨉10^4</text:p>
          </table:table-cell>
          <table:table-cell office:value-type="float" office:value="27" calcext:value-type="float">
            <text:p>27</text:p>
          </table:table-cell>
          <table:table-cell table:formula="of:=CONCATENATE([Questions.F8]/(10^(FLOOR(LOG([Questions.F8];10);1)));&quot;⨉10^&quot;;FLOOR(LOG([Questions.F8];10);1))" office:value-type="string" office:string-value="1.36⨉10^5" calcext:value-type="string">
            <text:p>1.36⨉10^5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[Questions.B9]/(10^(FLOOR(LOG([Questions.B9];10);1)));&quot;⨉10^&quot;;FLOOR(LOG([Questions.B9];10);1))" office:value-type="string" office:string-value="5.8⨉10^7" calcext:value-type="string">
            <text:p>5.8⨉10^7</text:p>
          </table:table-cell>
          <table:table-cell office:value-type="float" office:value="28" calcext:value-type="float">
            <text:p>28</text:p>
          </table:table-cell>
          <table:table-cell table:formula="of:=CONCATENATE([Questions.F9]/(10^(FLOOR(LOG([Questions.F9];10);1)));&quot;⨉10^&quot;;FLOOR(LOG([Questions.F9];10);1))" office:value-type="string" office:string-value="1.05⨉10^8" calcext:value-type="string">
            <text:p>1.05⨉10^8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[Questions.B10]/(10^(FLOOR(LOG([Questions.B10];10);1)));&quot;⨉10^&quot;;FLOOR(LOG([Questions.B10];10);1))" office:value-type="string" office:string-value="5.42⨉10^14" calcext:value-type="string">
            <text:p>5.42⨉10^14</text:p>
          </table:table-cell>
          <table:table-cell office:value-type="float" office:value="29" calcext:value-type="float">
            <text:p>29</text:p>
          </table:table-cell>
          <table:table-cell table:formula="of:=CONCATENATE([Questions.F10]/(10^(FLOOR(LOG([Questions.F10];10);1)));&quot;⨉10^&quot;;FLOOR(LOG([Questions.F10];10);1))" office:value-type="string" office:string-value="8.96⨉10^17" calcext:value-type="string">
            <text:p>8.96⨉10^17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Questions.B11]/(10^(FLOOR(LOG([Questions.B11];10);1)));&quot;⨉10^&quot;;FLOOR(LOG([Questions.B11];10);1))" office:value-type="string" office:string-value="6.71⨉10^7" calcext:value-type="string">
            <text:p>6.71⨉10^7</text:p>
          </table:table-cell>
          <table:table-cell office:value-type="float" office:value="30" calcext:value-type="float">
            <text:p>30</text:p>
          </table:table-cell>
          <table:table-cell table:formula="of:=CONCATENATE([Questions.F11]/(10^(FLOOR(LOG([Questions.F11];10);1)));&quot;⨉10^&quot;;FLOOR(LOG([Questions.F11];10);1))" office:value-type="string" office:string-value="6.78⨉10^11" calcext:value-type="string">
            <text:p>6.78⨉10^11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NCATENATE([Questions.B12]/(10^(FLOOR(LOG([Questions.B12];10);1)));&quot;⨉10^&quot;;FLOOR(LOG([Questions.B12];10);1))" office:value-type="string" office:string-value="3.57⨉10^9" calcext:value-type="string">
            <text:p>3.57⨉10^9</text:p>
          </table:table-cell>
          <table:table-cell office:value-type="float" office:value="31" calcext:value-type="float">
            <text:p>31</text:p>
          </table:table-cell>
          <table:table-cell table:formula="of:=CONCATENATE([Questions.F12]/(10^(FLOOR(LOG([Questions.F12];10);1)));&quot;⨉10^&quot;;FLOOR(LOG([Questions.F12];10);1))" office:value-type="string" office:string-value="6.31⨉10^11" calcext:value-type="string">
            <text:p>6.31⨉10^11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Questions.B13]/(10^(FLOOR(LOG([Questions.B13];10);1)));&quot;⨉10^&quot;;FLOOR(LOG([Questions.B13];10);1))" office:value-type="string" office:string-value="4.12⨉10^15" calcext:value-type="string">
            <text:p>4.12⨉10^15</text:p>
          </table:table-cell>
          <table:table-cell office:value-type="float" office:value="32" calcext:value-type="float">
            <text:p>32</text:p>
          </table:table-cell>
          <table:table-cell table:formula="of:=CONCATENATE([Questions.F13]/(10^(FLOOR(LOG([Questions.F13];10);1)));&quot;⨉10^&quot;;FLOOR(LOG([Questions.F13];10);1))" office:value-type="string" office:string-value="4.18⨉10^8" calcext:value-type="string">
            <text:p>4.18⨉10^8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NCATENATE([Questions.B14]/(10^(FLOOR(LOG([Questions.B14];10);1)));&quot;⨉10^&quot;;FLOOR(LOG([Questions.B14];10);1))" office:value-type="string" office:string-value="9.5⨉10^11" calcext:value-type="string">
            <text:p>9.5⨉10^11</text:p>
          </table:table-cell>
          <table:table-cell office:value-type="float" office:value="33" calcext:value-type="float">
            <text:p>33</text:p>
          </table:table-cell>
          <table:table-cell table:formula="of:=CONCATENATE([Questions.F14]/(10^(FLOOR(LOG([Questions.F14];10);1)));&quot;⨉10^&quot;;FLOOR(LOG([Questions.F14];10);1))" office:value-type="string" office:string-value="9.87⨉10^10" calcext:value-type="string">
            <text:p>9.87⨉10^10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Questions.B15]/(10^(FLOOR(LOG([Questions.B15];10);1)));&quot;⨉10^&quot;;FLOOR(LOG([Questions.B15];10);1))" office:value-type="string" office:string-value="1.67⨉10^6" calcext:value-type="string">
            <text:p>1.67⨉10^6</text:p>
          </table:table-cell>
          <table:table-cell office:value-type="float" office:value="34" calcext:value-type="float">
            <text:p>34</text:p>
          </table:table-cell>
          <table:table-cell table:formula="of:=CONCATENATE([Questions.F15]/(10^(FLOOR(LOG([Questions.F15];10);1)));&quot;⨉10^&quot;;FLOOR(LOG([Questions.F15];10);1))" office:value-type="string" office:string-value="8.67⨉10^16" calcext:value-type="string">
            <text:p>8.67⨉10^16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NCATENATE([Questions.B16]/(10^(FLOOR(LOG([Questions.B16];10);1)));&quot;⨉10^&quot;;FLOOR(LOG([Questions.B16];10);1))" office:value-type="string" office:string-value="3.46⨉10^4" calcext:value-type="string">
            <text:p>3.46⨉10^4</text:p>
          </table:table-cell>
          <table:table-cell office:value-type="float" office:value="35" calcext:value-type="float">
            <text:p>35</text:p>
          </table:table-cell>
          <table:table-cell table:formula="of:=CONCATENATE([Questions.F16]/(10^(FLOOR(LOG([Questions.F16];10);1)));&quot;⨉10^&quot;;FLOOR(LOG([Questions.F16];10);1))" office:value-type="string" office:string-value="9.9⨉10^12" calcext:value-type="string">
            <text:p>9.9⨉10^12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Questions.B17]/(10^(FLOOR(LOG([Questions.B17];10);1)));&quot;⨉10^&quot;;FLOOR(LOG([Questions.B17];10);1))" office:value-type="string" office:string-value="4.63⨉10^10" calcext:value-type="string">
            <text:p>4.63⨉10^10</text:p>
          </table:table-cell>
          <table:table-cell office:value-type="float" office:value="36" calcext:value-type="float">
            <text:p>36</text:p>
          </table:table-cell>
          <table:table-cell table:formula="of:=CONCATENATE([Questions.F17]/(10^(FLOOR(LOG([Questions.F17];10);1)));&quot;⨉10^&quot;;FLOOR(LOG([Questions.F17];10);1))" office:value-type="string" office:string-value="8⨉10^7" calcext:value-type="string">
            <text:p>8⨉10^7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NCATENATE([Questions.B18]/(10^(FLOOR(LOG([Questions.B18];10);1)));&quot;⨉10^&quot;;FLOOR(LOG([Questions.B18];10);1))" office:value-type="string" office:string-value="6.66⨉10^6" calcext:value-type="string">
            <text:p>6.66⨉10^6</text:p>
          </table:table-cell>
          <table:table-cell office:value-type="float" office:value="37" calcext:value-type="float">
            <text:p>37</text:p>
          </table:table-cell>
          <table:table-cell table:formula="of:=CONCATENATE([Questions.F18]/(10^(FLOOR(LOG([Questions.F18];10);1)));&quot;⨉10^&quot;;FLOOR(LOG([Questions.F18];10);1))" office:value-type="string" office:string-value="8.81⨉10^3" calcext:value-type="string">
            <text:p>8.81⨉10^3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NCATENATE([Questions.B19]/(10^(FLOOR(LOG([Questions.B19];10);1)));&quot;⨉10^&quot;;FLOOR(LOG([Questions.B19];10);1))" office:value-type="string" office:string-value="3.97⨉10^13" calcext:value-type="string">
            <text:p>3.97⨉10^13</text:p>
          </table:table-cell>
          <table:table-cell office:value-type="float" office:value="38" calcext:value-type="float">
            <text:p>38</text:p>
          </table:table-cell>
          <table:table-cell table:formula="of:=CONCATENATE([Questions.F19]/(10^(FLOOR(LOG([Questions.F19];10);1)));&quot;⨉10^&quot;;FLOOR(LOG([Questions.F19];10);1))" office:value-type="string" office:string-value="3.5⨉10^8" calcext:value-type="string">
            <text:p>3.5⨉10^8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NCATENATE([Questions.B20]/(10^(FLOOR(LOG([Questions.B20];10);1)));&quot;⨉10^&quot;;FLOOR(LOG([Questions.B20];10);1))" office:value-type="string" office:string-value="7.58⨉10^7" calcext:value-type="string">
            <text:p>7.58⨉10^7</text:p>
          </table:table-cell>
          <table:table-cell office:value-type="float" office:value="39" calcext:value-type="float">
            <text:p>39</text:p>
          </table:table-cell>
          <table:table-cell table:formula="of:=CONCATENATE([Questions.F20]/(10^(FLOOR(LOG([Questions.F20];10);1)));&quot;⨉10^&quot;;FLOOR(LOG([Questions.F20];10);1))" office:value-type="string" office:string-value="5.05⨉10^8" calcext:value-type="string">
            <text:p>5.05⨉10^8</text:p>
          </table:table-cell>
          <table:table-cell table:number-columns-repeated="16380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32" table:formula="of:=CONCATENATE([Questions.B21]/(10^(FLOOR(LOG([Questions.B21];10);1)));&quot;⨉10^&quot;;FLOOR(LOG([Questions.B21];10);1))" office:value-type="string" office:string-value="4.45⨉10^16" calcext:value-type="string">
            <text:p>4.45⨉10^16</text:p>
          </table:table-cell>
          <table:table-cell table:style-name="ce10" office:value-type="float" office:value="40" calcext:value-type="float">
            <text:p>40</text:p>
          </table:table-cell>
          <table:table-cell table:style-name="ce32" table:formula="of:=CONCATENATE([Questions.F21]/(10^(FLOOR(LOG([Questions.F21];10);1)));&quot;⨉10^&quot;;FLOOR(LOG([Questions.F21];10);1))" office:value-type="string" office:string-value="2.6⨉10^14" calcext:value-type="string">
            <text:p>2.6⨉10^14</text:p>
          </table:table-cell>
          <table:table-cell table:number-columns-repeated="16380"/>
        </table:table-row>
        <table:table-row table:style-name="ro1">
          <table:table-cell table:style-name="ce28" office:value-type="string" calcext:value-type="string" table:number-columns-spanned="4" table:number-rows-spanned="1">
            <text:p>Scientific to Standard</text:p>
          </table:table-cell>
          <table:covered-table-cell table:number-columns-repeated="3" table:style-name="ce33"/>
          <table:table-cell table:number-columns-repeated="1638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34" table:formula="of:=VALUE(&#10;    LEFT(&#10;        [$Questions.B23];&#10;        FIND(&quot;⨉&quot;;[$Questions.B23])-1)&#10;    )&#10;* POWER(10;&#10;    VALUE(&#10;        RIGHT(&#10;            [$Questions.B23];&#10;            LEN([$Questions.B23])-FIND(&quot;^&quot;;[$Questions.B23])&#10;            )&#10;    )&#10;)" office:value-type="float" office:value="10000000000000" calcext:value-type="float">
            <text:p>10,000,000,000,000</text:p>
          </table:table-cell>
          <table:table-cell table:style-name="ce7" office:value-type="float" office:value="21" calcext:value-type="float">
            <text:p>21</text:p>
          </table:table-cell>
          <table:table-cell table:style-name="ce34" table:formula="of:=VALUE(&#10;    LEFT(&#10;        [$Questions.F23];&#10;        FIND(&quot;⨉&quot;;[$Questions.F23])-1)&#10;    )&#10;* POWER(10;&#10;    VALUE(&#10;        RIGHT(&#10;            [$Questions.F23];&#10;            LEN([$Questions.F23])-FIND(&quot;^&quot;;[$Questions.F23])&#10;            )&#10;    )&#10;)" office:value-type="float" office:value="83600000000000" calcext:value-type="float">
            <text:p>83,600,000,000,00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5" table:formula="of:=VALUE(&#10;    LEFT(&#10;        [$Questions.B24];&#10;        FIND(&quot;⨉&quot;;[$Questions.B24])-1)&#10;    )&#10;* POWER(10;&#10;    VALUE(&#10;        RIGHT(&#10;            [$Questions.B24];&#10;            LEN([$Questions.B24])-FIND(&quot;^&quot;;[$Questions.B24])&#10;            )&#10;    )&#10;)" office:value-type="float" office:value="40000000000" calcext:value-type="float">
            <text:p>40,000,000,000</text:p>
          </table:table-cell>
          <table:table-cell office:value-type="float" office:value="22" calcext:value-type="float">
            <text:p>22</text:p>
          </table:table-cell>
          <table:table-cell table:style-name="ce36" table:formula="of:=VALUE(&#10;    LEFT(&#10;        [$Questions.F24];&#10;        FIND(&quot;⨉&quot;;[$Questions.F24])-1)&#10;    )&#10;* POWER(10;&#10;    VALUE(&#10;        RIGHT(&#10;            [$Questions.F24];&#10;            LEN([$Questions.F24])-FIND(&quot;^&quot;;[$Questions.F24])&#10;            )&#10;    )&#10;)" office:value-type="float" office:value="5460000000000" calcext:value-type="float">
            <text:p>5,460,000,000,000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table:formula="of:=VALUE(&#10;    LEFT(&#10;        [$Questions.B25];&#10;        FIND(&quot;⨉&quot;;[$Questions.B25])-1)&#10;    )&#10;* POWER(10;&#10;    VALUE(&#10;        RIGHT(&#10;            [$Questions.B25];&#10;            LEN([$Questions.B25])-FIND(&quot;^&quot;;[$Questions.B25])&#10;            )&#10;    )&#10;)" office:value-type="float" office:value="40000000000000" calcext:value-type="float">
            <text:p>40,000,000,000,000</text:p>
          </table:table-cell>
          <table:table-cell office:value-type="float" office:value="23" calcext:value-type="float">
            <text:p>23</text:p>
          </table:table-cell>
          <table:table-cell table:style-name="ce36" table:formula="of:=VALUE(&#10;    LEFT(&#10;        [$Questions.F25];&#10;        FIND(&quot;⨉&quot;;[$Questions.F25])-1)&#10;    )&#10;* POWER(10;&#10;    VALUE(&#10;        RIGHT(&#10;            [$Questions.F25];&#10;            LEN([$Questions.F25])-FIND(&quot;^&quot;;[$Questions.F25])&#10;            )&#10;    )&#10;)" office:value-type="float" office:value="2390" calcext:value-type="float">
            <text:p>2,39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table:formula="of:=VALUE(&#10;    LEFT(&#10;        [$Questions.B26];&#10;        FIND(&quot;⨉&quot;;[$Questions.B26])-1)&#10;    )&#10;* POWER(10;&#10;    VALUE(&#10;        RIGHT(&#10;            [$Questions.B26];&#10;            LEN([$Questions.B26])-FIND(&quot;^&quot;;[$Questions.B26])&#10;            )&#10;    )&#10;)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style-name="ce36" table:formula="of:=VALUE(&#10;    LEFT(&#10;        [$Questions.F26];&#10;        FIND(&quot;⨉&quot;;[$Questions.F26])-1)&#10;    )&#10;* POWER(10;&#10;    VALUE(&#10;        RIGHT(&#10;            [$Questions.F26];&#10;            LEN([$Questions.F26])-FIND(&quot;^&quot;;[$Questions.F26])&#10;            )&#10;    )&#10;)" office:value-type="float" office:value="20800000000000" calcext:value-type="float">
            <text:p>20,800,000,000,000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6" table:formula="of:=VALUE(&#10;    LEFT(&#10;        [$Questions.B27];&#10;        FIND(&quot;⨉&quot;;[$Questions.B27])-1)&#10;    )&#10;* POWER(10;&#10;    VALUE(&#10;        RIGHT(&#10;            [$Questions.B27];&#10;            LEN([$Questions.B27])-FIND(&quot;^&quot;;[$Questions.B27])&#10;            )&#10;    )&#10;)" office:value-type="float" office:value="9000000" calcext:value-type="float">
            <text:p>9,000,000</text:p>
          </table:table-cell>
          <table:table-cell office:value-type="float" office:value="25" calcext:value-type="float">
            <text:p>25</text:p>
          </table:table-cell>
          <table:table-cell table:style-name="ce36" table:formula="of:=VALUE(&#10;    LEFT(&#10;        [$Questions.F27];&#10;        FIND(&quot;⨉&quot;;[$Questions.F27])-1)&#10;    )&#10;* POWER(10;&#10;    VALUE(&#10;        RIGHT(&#10;            [$Questions.F27];&#10;            LEN([$Questions.F27])-FIND(&quot;^&quot;;[$Questions.F27])&#10;            )&#10;    )&#10;)" office:value-type="float" office:value="8130000" calcext:value-type="float">
            <text:p>8,130,000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6" table:formula="of:=VALUE(&#10;    LEFT(&#10;        [$Questions.B28];&#10;        FIND(&quot;⨉&quot;;[$Questions.B28])-1)&#10;    )&#10;* POWER(10;&#10;    VALUE(&#10;        RIGHT(&#10;            [$Questions.B28];&#10;            LEN([$Questions.B28])-FIND(&quot;^&quot;;[$Questions.B28])&#10;            )&#10;    )&#10;)" office:value-type="float" office:value="4000" calcext:value-type="float">
            <text:p>4,000</text:p>
          </table:table-cell>
          <table:table-cell office:value-type="float" office:value="26" calcext:value-type="float">
            <text:p>26</text:p>
          </table:table-cell>
          <table:table-cell table:style-name="ce36" table:formula="of:=VALUE(&#10;    LEFT(&#10;        [$Questions.F28];&#10;        FIND(&quot;⨉&quot;;[$Questions.F28])-1)&#10;    )&#10;* POWER(10;&#10;    VALUE(&#10;        RIGHT(&#10;            [$Questions.F28];&#10;            LEN([$Questions.F28])-FIND(&quot;^&quot;;[$Questions.F28])&#10;            )&#10;    )&#10;)" office:value-type="float" office:value="49000" calcext:value-type="float">
            <text:p>49,000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6" table:formula="of:=VALUE(&#10;    LEFT(&#10;        [$Questions.B29];&#10;        FIND(&quot;⨉&quot;;[$Questions.B29])-1)&#10;    )&#10;* POWER(10;&#10;    VALUE(&#10;        RIGHT(&#10;            [$Questions.B29];&#10;            LEN([$Questions.B29])-FIND(&quot;^&quot;;[$Questions.B29])&#10;            )&#10;    )&#10;)"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table:style-name="ce36" table:formula="of:=VALUE(&#10;    LEFT(&#10;        [$Questions.F29];&#10;        FIND(&quot;⨉&quot;;[$Questions.F29])-1)&#10;    )&#10;* POWER(10;&#10;    VALUE(&#10;        RIGHT(&#10;            [$Questions.F29];&#10;            LEN([$Questions.F29])-FIND(&quot;^&quot;;[$Questions.F29])&#10;            )&#10;    )&#10;)" office:value-type="float" office:value="6220000000000" calcext:value-type="float">
            <text:p>6,220,000,000,000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6" table:formula="of:=VALUE(&#10;    LEFT(&#10;        [$Questions.B30];&#10;        FIND(&quot;⨉&quot;;[$Questions.B30])-1)&#10;    )&#10;* POWER(10;&#10;    VALUE(&#10;        RIGHT(&#10;            [$Questions.B30];&#10;            LEN([$Questions.B30])-FIND(&quot;^&quot;;[$Questions.B30])&#10;            )&#10;    )&#10;)" office:value-type="float" office:value="1000" calcext:value-type="float">
            <text:p>1,000</text:p>
          </table:table-cell>
          <table:table-cell office:value-type="float" office:value="28" calcext:value-type="float">
            <text:p>28</text:p>
          </table:table-cell>
          <table:table-cell table:style-name="ce36" table:formula="of:=VALUE(&#10;    LEFT(&#10;        [$Questions.F30];&#10;        FIND(&quot;⨉&quot;;[$Questions.F30])-1)&#10;    )&#10;* POWER(10;&#10;    VALUE(&#10;        RIGHT(&#10;            [$Questions.F30];&#10;            LEN([$Questions.F30])-FIND(&quot;^&quot;;[$Questions.F30])&#10;            )&#10;    )&#10;)" office:value-type="float" office:value="32200000" calcext:value-type="float">
            <text:p>32,200,000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6" table:formula="of:=VALUE(&#10;    LEFT(&#10;        [$Questions.B31];&#10;        FIND(&quot;⨉&quot;;[$Questions.B31])-1)&#10;    )&#10;* POWER(10;&#10;    VALUE(&#10;        RIGHT(&#10;            [$Questions.B31];&#10;            LEN([$Questions.B31])-FIND(&quot;^&quot;;[$Questions.B31])&#10;            )&#10;    )&#10;)" office:value-type="float" office:value="8000000" calcext:value-type="float">
            <text:p>8,000,000</text:p>
          </table:table-cell>
          <table:table-cell office:value-type="float" office:value="29" calcext:value-type="float">
            <text:p>29</text:p>
          </table:table-cell>
          <table:table-cell table:style-name="ce36" table:formula="of:=VALUE(&#10;    LEFT(&#10;        [$Questions.F31];&#10;        FIND(&quot;⨉&quot;;[$Questions.F31])-1)&#10;    )&#10;* POWER(10;&#10;    VALUE(&#10;        RIGHT(&#10;            [$Questions.F31];&#10;            LEN([$Questions.F31])-FIND(&quot;^&quot;;[$Questions.F31])&#10;            )&#10;    )&#10;)" office:value-type="float" office:value="951000000000000" calcext:value-type="float">
            <text:p>951,000,000,000,000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6" table:formula="of:=VALUE(&#10;    LEFT(&#10;        [$Questions.B32];&#10;        FIND(&quot;⨉&quot;;[$Questions.B32])-1)&#10;    )&#10;* POWER(10;&#10;    VALUE(&#10;        RIGHT(&#10;            [$Questions.B32];&#10;            LEN([$Questions.B32])-FIND(&quot;^&quot;;[$Questions.B32])&#10;            )&#10;    )&#10;)" office:value-type="float" office:value="44000000" calcext:value-type="float">
            <text:p>44,000,000</text:p>
          </table:table-cell>
          <table:table-cell office:value-type="float" office:value="30" calcext:value-type="float">
            <text:p>30</text:p>
          </table:table-cell>
          <table:table-cell table:style-name="ce36" table:formula="of:=VALUE(&#10;    LEFT(&#10;        [$Questions.F32];&#10;        FIND(&quot;⨉&quot;;[$Questions.F32])-1)&#10;    )&#10;* POWER(10;&#10;    VALUE(&#10;        RIGHT(&#10;            [$Questions.F32];&#10;            LEN([$Questions.F32])-FIND(&quot;^&quot;;[$Questions.F32])&#10;            )&#10;    )&#10;)" office:value-type="float" office:value="756000000000" calcext:value-type="float">
            <text:p>756,000,000,000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6" table:formula="of:=VALUE(&#10;    LEFT(&#10;        [$Questions.B33];&#10;        FIND(&quot;⨉&quot;;[$Questions.B33])-1)&#10;    )&#10;* POWER(10;&#10;    VALUE(&#10;        RIGHT(&#10;            [$Questions.B33];&#10;            LEN([$Questions.B33])-FIND(&quot;^&quot;;[$Questions.B33])&#10;            )&#10;    )&#10;)" office:value-type="float" office:value="6300000000000" calcext:value-type="float">
            <text:p>6,300,000,000,000</text:p>
          </table:table-cell>
          <table:table-cell office:value-type="float" office:value="31" calcext:value-type="float">
            <text:p>31</text:p>
          </table:table-cell>
          <table:table-cell table:style-name="ce36" table:formula="of:=VALUE(&#10;    LEFT(&#10;        [$Questions.F33];&#10;        FIND(&quot;⨉&quot;;[$Questions.F33])-1)&#10;    )&#10;* POWER(10;&#10;    VALUE(&#10;        RIGHT(&#10;            [$Questions.F33];&#10;            LEN([$Questions.F33])-FIND(&quot;^&quot;;[$Questions.F33])&#10;            )&#10;    )&#10;)" office:value-type="float" office:value="9735000000000" calcext:value-type="float">
            <text:p>9,735,000,000,000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 table:formula="of:=VALUE(&#10;    LEFT(&#10;        [$Questions.B34];&#10;        FIND(&quot;⨉&quot;;[$Questions.B34])-1)&#10;    )&#10;* POWER(10;&#10;    VALUE(&#10;        RIGHT(&#10;            [$Questions.B34];&#10;            LEN([$Questions.B34])-FIND(&quot;^&quot;;[$Questions.B34])&#10;            )&#10;    )&#10;)" office:value-type="float" office:value="13000000000000" calcext:value-type="float">
            <text:p>13,000,000,000,000</text:p>
          </table:table-cell>
          <table:table-cell office:value-type="float" office:value="32" calcext:value-type="float">
            <text:p>32</text:p>
          </table:table-cell>
          <table:table-cell table:style-name="ce36" table:formula="of:=VALUE(&#10;    LEFT(&#10;        [$Questions.F34];&#10;        FIND(&quot;⨉&quot;;[$Questions.F34])-1)&#10;    )&#10;* POWER(10;&#10;    VALUE(&#10;        RIGHT(&#10;            [$Questions.F34];&#10;            LEN([$Questions.F34])-FIND(&quot;^&quot;;[$Questions.F34])&#10;            )&#10;    )&#10;)" office:value-type="float" office:value="63360000000" calcext:value-type="float">
            <text:p>63,360,000,000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6" table:formula="of:=VALUE(&#10;    LEFT(&#10;        [$Questions.B35];&#10;        FIND(&quot;⨉&quot;;[$Questions.B35])-1)&#10;    )&#10;* POWER(10;&#10;    VALUE(&#10;        RIGHT(&#10;            [$Questions.B35];&#10;            LEN([$Questions.B35])-FIND(&quot;^&quot;;[$Questions.B35])&#10;            )&#10;    )&#10;)"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table:style-name="ce36" table:formula="of:=VALUE(&#10;    LEFT(&#10;        [$Questions.F35];&#10;        FIND(&quot;⨉&quot;;[$Questions.F35])-1)&#10;    )&#10;* POWER(10;&#10;    VALUE(&#10;        RIGHT(&#10;            [$Questions.F35];&#10;            LEN([$Questions.F35])-FIND(&quot;^&quot;;[$Questions.F35])&#10;            )&#10;    )&#10;)" office:value-type="float" office:value="65760" calcext:value-type="float">
            <text:p>65,760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6" table:formula="of:=VALUE(&#10;    LEFT(&#10;        [$Questions.B36];&#10;        FIND(&quot;⨉&quot;;[$Questions.B36])-1)&#10;    )&#10;* POWER(10;&#10;    VALUE(&#10;        RIGHT(&#10;            [$Questions.B36];&#10;            LEN([$Questions.B36])-FIND(&quot;^&quot;;[$Questions.B36])&#10;            )&#10;    )&#10;)"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table:style-name="ce36" table:formula="of:=VALUE(&#10;    LEFT(&#10;        [$Questions.F36];&#10;        FIND(&quot;⨉&quot;;[$Questions.F36])-1)&#10;    )&#10;* POWER(10;&#10;    VALUE(&#10;        RIGHT(&#10;            [$Questions.F36];&#10;            LEN([$Questions.F36])-FIND(&quot;^&quot;;[$Questions.F36])&#10;            )&#10;    )&#10;)" office:value-type="float" office:value="9408" calcext:value-type="float">
            <text:p>9,408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6" table:formula="of:=VALUE(&#10;    LEFT(&#10;        [$Questions.B37];&#10;        FIND(&quot;⨉&quot;;[$Questions.B37])-1)&#10;    )&#10;* POWER(10;&#10;    VALUE(&#10;        RIGHT(&#10;            [$Questions.B37];&#10;            LEN([$Questions.B37])-FIND(&quot;^&quot;;[$Questions.B37])&#10;            )&#10;    )&#10;)" office:value-type="float" office:value="4300000" calcext:value-type="float">
            <text:p>4,300,000</text:p>
          </table:table-cell>
          <table:table-cell office:value-type="float" office:value="35" calcext:value-type="float">
            <text:p>35</text:p>
          </table:table-cell>
          <table:table-cell table:style-name="ce36" table:formula="of:=VALUE(&#10;    LEFT(&#10;        [$Questions.F37];&#10;        FIND(&quot;⨉&quot;;[$Questions.F37])-1)&#10;    )&#10;* POWER(10;&#10;    VALUE(&#10;        RIGHT(&#10;            [$Questions.F37];&#10;            LEN([$Questions.F37])-FIND(&quot;^&quot;;[$Questions.F37])&#10;            )&#10;    )&#10;)" office:value-type="float" office:value="514400000000" calcext:value-type="float">
            <text:p>514,400,000,000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6" table:formula="of:=VALUE(&#10;    LEFT(&#10;        [$Questions.B38];&#10;        FIND(&quot;⨉&quot;;[$Questions.B38])-1)&#10;    )&#10;* POWER(10;&#10;    VALUE(&#10;        RIGHT(&#10;            [$Questions.B38];&#10;            LEN([$Questions.B38])-FIND(&quot;^&quot;;[$Questions.B38])&#10;            )&#10;    )&#10;)" office:value-type="float" office:value="14000000000" calcext:value-type="float">
            <text:p>14,000,000,000</text:p>
          </table:table-cell>
          <table:table-cell office:value-type="float" office:value="36" calcext:value-type="float">
            <text:p>36</text:p>
          </table:table-cell>
          <table:table-cell table:style-name="ce36" table:formula="of:=VALUE(&#10;    LEFT(&#10;        [$Questions.F38];&#10;        FIND(&quot;⨉&quot;;[$Questions.F38])-1)&#10;    )&#10;* POWER(10;&#10;    VALUE(&#10;        RIGHT(&#10;            [$Questions.F38];&#10;            LEN([$Questions.F38])-FIND(&quot;^&quot;;[$Questions.F38])&#10;            )&#10;    )&#10;)" office:value-type="float" office:value="16330000000000" calcext:value-type="float">
            <text:p>16,330,000,000,000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6" table:formula="of:=VALUE(&#10;    LEFT(&#10;        [$Questions.B39];&#10;        FIND(&quot;⨉&quot;;[$Questions.B39])-1)&#10;    )&#10;* POWER(10;&#10;    VALUE(&#10;        RIGHT(&#10;            [$Questions.B39];&#10;            LEN([$Questions.B39])-FIND(&quot;^&quot;;[$Questions.B39])&#10;            )&#10;    )&#10;)" office:value-type="float" office:value="7000" calcext:value-type="float">
            <text:p>7,000</text:p>
          </table:table-cell>
          <table:table-cell office:value-type="float" office:value="37" calcext:value-type="float">
            <text:p>37</text:p>
          </table:table-cell>
          <table:table-cell table:style-name="ce36" table:formula="of:=VALUE(&#10;    LEFT(&#10;        [$Questions.F39];&#10;        FIND(&quot;⨉&quot;;[$Questions.F39])-1)&#10;    )&#10;* POWER(10;&#10;    VALUE(&#10;        RIGHT(&#10;            [$Questions.F39];&#10;            LEN([$Questions.F39])-FIND(&quot;^&quot;;[$Questions.F39])&#10;            )&#10;    )&#10;)" office:value-type="float" office:value="841900000000000" calcext:value-type="float">
            <text:p>841,900,000,000,000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6" table:formula="of:=VALUE(&#10;    LEFT(&#10;        [$Questions.B40];&#10;        FIND(&quot;⨉&quot;;[$Questions.B40])-1)&#10;    )&#10;* POWER(10;&#10;    VALUE(&#10;        RIGHT(&#10;            [$Questions.B40];&#10;            LEN([$Questions.B40])-FIND(&quot;^&quot;;[$Questions.B40])&#10;            )&#10;    )&#10;)" office:value-type="float" office:value="84000000000" calcext:value-type="float">
            <text:p>84,000,000,000</text:p>
          </table:table-cell>
          <table:table-cell office:value-type="float" office:value="38" calcext:value-type="float">
            <text:p>38</text:p>
          </table:table-cell>
          <table:table-cell table:style-name="ce36" table:formula="of:=VALUE(&#10;    LEFT(&#10;        [$Questions.F40];&#10;        FIND(&quot;⨉&quot;;[$Questions.F40])-1)&#10;    )&#10;* POWER(10;&#10;    VALUE(&#10;        RIGHT(&#10;            [$Questions.F40];&#10;            LEN([$Questions.F40])-FIND(&quot;^&quot;;[$Questions.F40])&#10;            )&#10;    )&#10;)" office:value-type="float" office:value="433500000000000" calcext:value-type="float">
            <text:p>433,500,000,000,000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6" table:formula="of:=VALUE(&#10;    LEFT(&#10;        [$Questions.B41];&#10;        FIND(&quot;⨉&quot;;[$Questions.B41])-1)&#10;    )&#10;* POWER(10;&#10;    VALUE(&#10;        RIGHT(&#10;            [$Questions.B41];&#10;            LEN([$Questions.B41])-FIND(&quot;^&quot;;[$Questions.B41])&#10;            )&#10;    )&#10;)" office:value-type="float" office:value="63000000" calcext:value-type="float">
            <text:p>63,000,000</text:p>
          </table:table-cell>
          <table:table-cell office:value-type="float" office:value="39" calcext:value-type="float">
            <text:p>39</text:p>
          </table:table-cell>
          <table:table-cell table:style-name="ce36" table:formula="of:=VALUE(&#10;    LEFT(&#10;        [$Questions.F41];&#10;        FIND(&quot;⨉&quot;;[$Questions.F41])-1)&#10;    )&#10;* POWER(10;&#10;    VALUE(&#10;        RIGHT(&#10;            [$Questions.F41];&#10;            LEN([$Questions.F41])-FIND(&quot;^&quot;;[$Questions.F41])&#10;            )&#10;    )&#10;)" office:value-type="float" office:value="7146" calcext:value-type="float">
            <text:p>7,146</text:p>
          </table:table-cell>
          <table:table-cell table:number-columns-repeated="16380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37" table:formula="of:=VALUE(&#10;    LEFT(&#10;        [$Questions.B42];&#10;        FIND(&quot;⨉&quot;;[$Questions.B42])-1)&#10;    )&#10;* POWER(10;&#10;    VALUE(&#10;        RIGHT(&#10;            [$Questions.B42];&#10;            LEN([$Questions.B42])-FIND(&quot;^&quot;;[$Questions.B42])&#10;            )&#10;    )&#10;)" office:value-type="float" office:value="370" calcext:value-type="float">
            <text:p>370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VALUE(&#10;    LEFT(&#10;        [$Questions.F42];&#10;        FIND(&quot;⨉&quot;;[$Questions.F42])-1)&#10;    )&#10;* POWER(10;&#10;    VALUE(&#10;        RIGHT(&#10;            [$Questions.F42];&#10;            LEN([$Questions.F42])-FIND(&quot;^&quot;;[$Questions.F42])&#10;            )&#10;    )&#10;)" office:value-type="float" office:value="2672000000" calcext:value-type="float">
            <text:p>2,672,000,000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xx" style:country-asian="none" style:font-family-complex="'Noto Sans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0" number:min-decimal-places="0" number:min-integer-digits="0" number:grouping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2.7mm" fo:margin-bottom="12.7mm" fo:margin-left="12.7mm" fo:margin-right="12.7mm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23:09:35.9395484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1-31T12:33:49.69</meta:creation-date>
    <dc:date>2025-10-30T00:10:59.868522522</dc:date>
    <meta:editing-duration>PT1H53M36S</meta:editing-duration>
    <meta:editing-cycles>21</meta:editing-cycles>
    <meta:generator>LibreOffice/24.8.2.1$MacOSX_AARCH64 LibreOffice_project/0f794b6e29741098670a3b95d60478a65d05ef13</meta:generator>
    <meta:document-statistic meta:table-count="2" meta:cell-count="364" meta:object-count="0"/>
  </office:meta>
</office:document-meta>
</file>